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 style:list-style-name="L1">
      <style:text-properties style:text-underline-style="none"/>
    </style:style>
    <style:style style:name="P4" style:family="paragraph" style:parent-style-name="Standard" style:list-style-name="L2">
      <style:text-properties style:text-underline-style="none"/>
    </style:style>
    <style:style style:name="P5" style:family="paragraph" style:parent-style-name="Standard" style:list-style-name="L3">
      <style:text-properties style:text-underline-style="none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T1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Présentation du projet</text:p>
      <text:p text:style-name="Standard"/>
      <text:p text:style-name="Standard">1.1 Contexte</text:p>
      <text:p text:style-name="Standard"/>
      <text:p text:style-name="Standard">Ce projet se déroulera dans le cadre d’un projet lors du semestre 6 de L3 SPI Informatique. Le but de ce projet est de développer un logiciel suffisamment complexe pour justifier un travail en équipe et la mise en œuvre des préceptes de Génie Logiciel.</text:p>
      <text:p text:style-name="Standard"/>
      <text:p text:style-name="Standard"/>
      <text:p text:style-name="Standard">1.2 Étude de l’existant</text:p>
      <text:p text:style-name="Standard"/>
      <text:p text:style-name="Standard"><text:s/>Tic tac logic : Jeu de takuzu en ligne gratuit.(1)</text:p>
      <text:p text:style-name="Standard"><text:s/>Kas tete kakuzu : Jeu de takuzu en ligne gratuit.(2)</text:p>
      <text:p text:style-name="Standard"/>
      <text:p text:style-name="Standard">à mettre au dessous d'une page</text:p>
      <text:p text:style-name="Standard">(1)<text:a xlink:type="simple" xlink:href="http://www.conceptispuzzles.com/index.aspx?uri=puzzle/tic-tac-logic">http://www.conceptispuzzles.com/index.aspx?uri=puzzle/tic-tac-logic</text:a></text:p>
      <text:p text:style-name="P1">(2)<text:a xlink:type="simple" xlink:href="http://www.kastete.fr/jouer-une-grille-de-takuzu-binero">http://www.kastete.fr/jouer-une-grille-de-takuzu-binero</text:a></text:p>
      <text:p text:style-name="P1"/>
      <text:p text:style-name="P1">La partie ci-dessous décrit les différentes fonctions communes et spécifiques des </text:p>
      <text:p text:style-name="P1">deux applications :</text:p>
      <text:p text:style-name="P1"/>
      <text:list xml:id="list4340529629957376610" text:style-name="L1">
        <text:list-item>
          <text:p text:style-name="P3">Fonctions communes :</text:p>
        </text:list-item>
      </text:list>
      <text:p text:style-name="P1"><text:tab/></text:p>
      <text:list xml:id="list8073636767305263147" text:style-name="L2">
        <text:list-item>
          <text:p text:style-name="P4">un menu d'aide</text:p>
        </text:list-item>
        <text:list-item>
          <text:p text:style-name="P4">un compteur de temps</text:p>
        </text:list-item>
        <text:list-item>
          <text:p text:style-name="P6"><text:span text:style-name="T1">un choix de difficulté </text:span><text:span text:style-name="T1">du jeu <text:s text:c="3"/></text:span></text:p>
          <text:p text:style-name="P4"><text:s text:c="88"/></text:p>
        </text:list-item>
      </text:list>
      <text:list xml:id="list1718720584424119057" text:style-name="L3">
        <text:list-item>
          <text:p text:style-name="P5">Tic tac logic</text:p>
          <text:p text:style-name="P7"/>
        </text:list-item>
      </text:list>
      <text:list xml:id="list4862734149358010229" text:style-name="L4">
        <text:list-item>
          <text:p text:style-name="P8">système de zoom</text:p>
        </text:list-item>
        <text:list-item>
          <text:p text:style-name="P8">système de hypothèse</text:p>
        </text:list-item>
        <text:list-item>
          <text:p text:style-name="P8">imprimer la feuille </text:p>
        </text:list-item>
        <text:list-item>
          <text:p text:style-name="P8">système de sauvegarde</text:p>
        </text:list-item>
      </text:list>
      <text:p text:style-name="Standard"/>
      <text:list xml:id="list1569426765711566807" text:style-name="L5">
        <text:list-item>
          <text:p text:style-name="P9">Kas tete takuzu</text:p>
          <text:p text:style-name="P9"/>
        </text:list-item>
      </text:list>
      <text:list xml:id="list3319127624196788009" text:style-name="L6">
        <text:list-item>
          <text:p text:style-name="P10">système de succès</text:p>
        </text:list-item>
        <text:list-item>
          <text:p text:style-name="P10">statistique de la grille</text:p>
        </text:list-item>
      </text:list>
      <text:p text:style-name="Standard"/>
      <text:p text:style-name="Standard"/>
      <text:p text:style-name="Standard">1.4 Calendrier</text:p>
      <text:p text:style-name="Standard"/>
      <text:p text:style-name="Standard">14 Janvier 2015 : Premier contact avec le client, présentation de ses idées et de son besoin.</text:p>
      <text:p text:style-name="Standard">20 Janvier 2015 : Entretien client 1 - Propositions de concepts liés au projet pour validation ou non.</text:p>
      <text:p text:style-name="Standard">21 Janvier 2015 : Entretien client 2 - Exposition du premier jet du cahier des charges</text:p>
      <text:p text:style-name="Standard">Debut fevrier : Début du codage</text:p>
      <text:p text:style-name="Standard">Lundi 9 Janvier : Bilan de milieu de projet.</text:p>
      <text:p text:style-name="Standard"/>
      <text:p text:style-name="Standard">27 Avril 2015 : Présentation du jeu et livraison du produ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anqi wei</meta:initial-creator>
    <meta:creation-date>2015-01-20T14:20:52</meta:creation-date>
    <dc:date>2015-01-20T16:17:02.83</dc:date>
    <dc:creator>Pierre Cartier</dc:creator>
    <meta:editing-duration>PT36M8S</meta:editing-duration>
    <meta:editing-cycles>36</meta:editing-cycles>
    <meta:generator>OpenOffice.org/3.4$Win32 OpenOffice.org_project/340m1$Build-9590</meta:generator>
    <meta:document-statistic meta:table-count="0" meta:image-count="0" meta:object-count="0" meta:page-count="1" meta:paragraph-count="32" meta:word-count="228" meta:character-count="1446"/>
  </office:meta>
</office:document-meta>
</file>